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 style:font-pitch="variable"/>
    <style:font-face style:name="Kanit SemiBold" svg:font-family="'Kani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6cm" fo:min-width="5.15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4.954cm" fo:min-width="13.996cm"/>
    </style:style>
    <style:style style:name="gr3" style:family="graphic" style:parent-style-name="standard">
      <style:graphic-properties svg:stroke-width="0.035cm" svg:stroke-color="#00a65d" draw:marker-start-width="0.252cm" draw:marker-end-width="0.252cm" draw:fill="none" draw:fill-color="#00a65d" draw:textarea-horizontal-align="justify" draw:textarea-vertical-align="middle" draw:auto-grow-height="false" fo:min-height="2.739cm" fo:min-width="2.629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f200" draw:marker-start-width="0.252cm" draw:marker-end-width="0.252cm" draw:fill="none" draw:fill-color="#00a65d" draw:textarea-horizontal-align="justify" draw:textarea-vertical-align="middle" draw:auto-grow-height="false" fo:min-height="2.739cm" fo:min-width="2.629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aaad" draw:marker-start-width="0.252cm" draw:marker-end-width="0.252cm" draw:fill="none" draw:fill-color="#00a65d" draw:textarea-horizontal-align="justify" draw:textarea-vertical-align="middle" draw:auto-grow-height="false" fo:min-height="2.738cm" fo:min-width="2.628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f7a19a" draw:marker-start-width="0.252cm" draw:marker-end-width="0.252cm" draw:fill="none" draw:fill-color="#00a65d" draw:textarea-horizontal-align="justify" draw:textarea-vertical-align="middle" draw:auto-grow-height="false" fo:min-height="2.739cm" fo:min-width="2.629cm" fo:padding-top="0.142cm" fo:padding-bottom="0.142cm" fo:padding-left="0.267cm" fo:padding-right="0.267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color="#0066b3" draw:fill="none" draw:textarea-vertical-align="middle"/>
    </style:style>
    <style:style style:name="gr10" style:family="graphic" style:parent-style-name="standard">
      <style:graphic-properties draw:stroke="none" draw:fill-color="#00a65d" draw:textarea-horizontal-align="justify" draw:textarea-vertical-align="middle" draw:auto-grow-height="false" fo:min-height="0.67cm" fo:min-width="0.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12" style:family="graphic" style:parent-style-name="standard">
      <style:graphic-properties draw:stroke="none" draw:fill-color="#fff200" draw:textarea-horizontal-align="justify" draw:textarea-vertical-align="middle" draw:auto-grow-height="false" fo:min-height="0.67cm" fo:min-width="0.42cm"/>
    </style:style>
    <style:style style:name="gr13" style:family="graphic" style:parent-style-name="standard">
      <style:graphic-properties draw:stroke="none" draw:fill-color="#0066b3" draw:textarea-horizontal-align="justify" draw:textarea-vertical-align="middle" draw:auto-grow-height="false" fo:min-height="0.67cm" fo:min-width="0.42cm"/>
    </style:style>
    <style:style style:name="gr14" style:family="graphic" style:parent-style-name="standard">
      <style:graphic-properties draw:stroke="none" draw:fill-color="#f7a19a" draw:textarea-horizontal-align="justify" draw:textarea-vertical-align="middle" draw:auto-grow-height="false" fo:min-height="0.67cm" fo:min-width="0.42cm"/>
    </style:style>
    <style:style style:name="gr15" style:family="graphic" style:parent-style-name="standard">
      <style:graphic-properties draw:stroke="none" draw:fill-color="#00a65d" draw:textarea-horizontal-align="justify" draw:textarea-vertical-align="middle" draw:auto-grow-height="false" fo:min-height="1.25cm" fo:min-width="0cm"/>
    </style:style>
    <style:style style:name="gr16" style:family="graphic" style:parent-style-name="standard">
      <style:graphic-properties svg:stroke-color="#00a65d" draw:fill="none" draw:textarea-horizontal-align="justify" draw:textarea-vertical-align="middle" draw:auto-grow-height="false" fo:min-height="1.25cm" fo:min-width="7.9cm"/>
    </style:style>
    <style:style style:name="gr17" style:family="graphic" style:parent-style-name="standard">
      <style:graphic-properties draw:stroke="none" draw:fill="none" fo:min-height="2.365cm"/>
    </style:style>
    <style:style style:name="gr18" style:family="graphic" style:parent-style-name="standard">
      <style:graphic-properties draw:stroke="none" draw:fill-color="#f7a19a" draw:textarea-horizontal-align="justify" draw:textarea-vertical-align="middle" draw:auto-grow-height="false" fo:min-height="1.25cm" fo:min-width="0cm"/>
    </style:style>
    <style:style style:name="gr19" style:family="graphic" style:parent-style-name="standard">
      <style:graphic-properties svg:stroke-color="#f7a19a" draw:fill="none" draw:textarea-horizontal-align="justify" draw:textarea-vertical-align="middle" draw:auto-grow-height="false" fo:min-height="1.25cm" fo:min-width="7.9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draw:fill-color="#fff200" draw:textarea-horizontal-align="justify" draw:textarea-vertical-align="middle" draw:auto-grow-height="false" fo:min-height="1.25cm" fo:min-width="0cm"/>
    </style:style>
    <style:style style:name="gr22" style:family="graphic" style:parent-style-name="standard">
      <style:graphic-properties svg:stroke-color="#fff200" draw:fill="none" draw:textarea-horizontal-align="justify" draw:textarea-vertical-align="middle" draw:auto-grow-height="false" fo:min-height="1.25cm" fo:min-width="7.9cm"/>
    </style:style>
    <style:style style:name="gr23" style:family="graphic" style:parent-style-name="standard">
      <style:graphic-properties draw:stroke="none" draw:fill-color="#fff200" draw:textarea-horizontal-align="justify" draw:textarea-vertical-align="middle" draw:auto-grow-height="false" fo:min-height="0.321cm" fo:min-width="0cm"/>
    </style:style>
    <style:style style:name="gr24" style:family="graphic" style:parent-style-name="objectwithoutfill">
      <style:graphic-properties svg:stroke-color="#fff200" draw:fill="none" draw:textarea-vertical-align="middle"/>
    </style:style>
    <style:style style:name="gr25" style:family="graphic" style:parent-style-name="standard">
      <style:graphic-properties draw:stroke="none" draw:fill="none" fo:min-height="1.11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Kanit SemiBold" fo:font-size="72pt" style:font-size-asian="72pt" style:font-size-complex="7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00a65d"/>
      <style:paragraph-properties fo:text-align="center"/>
    </style:style>
    <style:style style:name="P5" style:family="paragraph">
      <loext:graphic-properties draw:fill-color="#00a65d"/>
      <style:paragraph-properties fo:text-align="center"/>
    </style:style>
    <style:style style:name="P6" style:family="paragraph">
      <loext:graphic-properties draw:fill="none" draw:fill-color="#ffffff"/>
      <style:text-properties fo:color="#ffffff" style:font-name="Kanit SemiBold"/>
    </style:style>
    <style:style style:name="P7" style:family="paragraph">
      <loext:graphic-properties draw:fill-color="#fff200"/>
      <style:paragraph-properties fo:text-align="center"/>
    </style:style>
    <style:style style:name="P8" style:family="paragraph">
      <loext:graphic-properties draw:fill-color="#0066b3"/>
      <style:paragraph-properties fo:text-align="center"/>
    </style:style>
    <style:style style:name="P9" style:family="paragraph">
      <loext:graphic-properties draw:fill-color="#f7a19a"/>
      <style:paragraph-properties fo:text-align="center"/>
    </style:style>
    <style:style style:name="P10" style:family="paragraph">
      <style:paragraph-properties fo:text-align="start"/>
      <style:text-properties fo:font-size="10pt"/>
    </style:style>
    <style:style style:name="P11" style:family="paragraph">
      <loext:graphic-properties draw:fill="none"/>
      <style:paragraph-properties fo:text-align="start"/>
      <style:text-properties fo:font-size="10pt" style:font-size-asian="15pt" style:font-size-complex="15pt"/>
    </style:style>
    <style:style style:name="P12" style:family="paragraph">
      <style:paragraph-properties fo:margin-left="0cm" fo:margin-right="0cm" fo:margin-top="0cm" fo:margin-bottom="0cm" fo:line-height="0.3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line-height="0.3cm" fo:text-align="center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66b3" style:font-name="Kanit SemiBold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Avenir LT Std" fo:font-size="32pt" style:font-size-asian="32pt" style:font-size-complex="32pt"/>
    </style:style>
    <style:style style:name="T3" style:family="text">
      <style:text-properties fo:color="#ffffff" style:font-name="Kanit SemiBold"/>
    </style:style>
    <style:style style:name="T4" style:family="text">
      <style:text-properties fo:font-size="9pt" style:font-size-asian="15pt" style:font-size-complex="15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658cm" svg:height="3.485cm" svg:x="1.5cm" svg:y="1.815cm">
          <draw:text-box>
            <text:p text:style-name="P1"><text:span text:style-name="T1">SEO TARGET</text:span></text:p>
            <text:p text:style-name="P1"><text:span text:style-name="T2">FOR WEBSITE</text:span></text:p>
          </draw:text-box>
        </draw:frame>
        <draw:custom-shape draw:style-name="gr2" draw:text-style-name="P3" xml:id="id2" draw:id="id2" draw:layer="layout" svg:width="20.5cm" svg:height="21.5cm" svg:x="-6.7cm" svg:y="-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4.471cm" svg:height="4.273cm" svg:x="0.8cm" svg:y="9.827cm">
          <text:p text:style-name="P1">MAILLAGE</text:p>
          <text:p text:style-name="P1">INTER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4.471cm" svg:height="4.273cm" svg:x="6.329cm" svg:y="8.427cm">
          <text:p text:style-name="P1">MAILLAGE</text:p>
          <text:p text:style-name="P1">EXTERN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4.47cm" svg:height="4.274cm" svg:x="11.2cm" svg:y="5.1cm">
          <text:p text:style-name="P1">RÉSEAUX</text:p>
          <text:p text:style-name="P1">SOCIA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4" draw:id="id4" draw:layer="layout" svg:width="4.471cm" svg:height="4.273cm" svg:x="14.829cm" svg:y="0.727cm">
          <text:p text:style-name="P1">Ads </text:p>
          <text:p text:style-name="P1">Google</text:p>
          <text:p text:style-name="P1">Soci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3.036cm" svg:y1="9.827cm" svg:x2="3.55cm" svg:y2="7.7cm" draw:start-shape="id1" draw:start-glue-point="4" draw:end-shape="id2" draw:end-glue-point="8" svg:d="M3036 9827v-1072h514v-1055" svg:viewBox="0 0 515 2128">
          <text:p/>
        </draw:connector>
        <draw:connector draw:style-name="gr7" draw:text-style-name="P1" draw:layer="layout" svg:x1="8.565cm" svg:y1="8.427cm" svg:x2="3.55cm" svg:y2="7.7cm" draw:start-shape="id3" draw:start-glue-point="4" draw:end-shape="id2" draw:end-glue-point="8" svg:d="M8565 8427v-372h-5015v-355" svg:viewBox="0 0 5016 728">
          <text:p/>
        </draw:connector>
        <draw:connector draw:style-name="gr8" draw:text-style-name="P3" draw:layer="layout" draw:type="line" svg:x1="11.854cm" svg:y1="5.726cm" svg:x2="10.798cm" svg:y2="4.552cm" svg:d="M11854 5726l-1056-1174" svg:viewBox="0 0 1057 1175">
          <text:p/>
        </draw:connector>
        <draw:connector draw:style-name="gr9" draw:text-style-name="P3" draw:layer="layout" draw:type="line" svg:x1="14.829cm" svg:y1="2.864cm" svg:x2="10.798cm" svg:y2="4.552cm" draw:start-shape="id4" draw:start-glue-point="6" draw:end-shape="id2" draw:end-glue-point="9" svg:d="M14829 2864l-4031 1688" svg:viewBox="0 0 4032 1689">
          <text:p/>
        </draw:connector>
        <draw:custom-shape draw:style-name="gr10" draw:text-style-name="P5" draw:layer="layout" svg:width="1.3cm" svg:height="1.3cm" svg:x="2.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0.722cm" svg:height="1.2cm" svg:x="2.578cm" svg:y="9.2cm">
          <draw:text-box>
            <text:p><text:span text:style-name="T3">1</text:span></text:p>
          </draw:text-box>
        </draw:frame>
        <draw:custom-shape draw:style-name="gr12" draw:text-style-name="P7" draw:layer="layout" svg:width="1.3cm" svg:height="1.3cm" svg:x="7.9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0.722cm" svg:height="1.2cm" svg:x="8.179cm" svg:y="7.901cm">
          <draw:text-box>
            <text:p><text:span text:style-name="T3">2</text:span></text:p>
          </draw:text-box>
        </draw:frame>
        <draw:custom-shape draw:style-name="gr13" draw:text-style-name="P8" draw:layer="layout" svg:width="1.3cm" svg:height="1.3cm" svg:x="11.302cm" svg:y="5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0.722cm" svg:height="1.2cm" svg:x="11.58cm" svg:y="5.102cm">
          <draw:text-box>
            <text:p><text:span text:style-name="T3">3</text:span></text:p>
          </draw:text-box>
        </draw:frame>
        <draw:custom-shape draw:style-name="gr14" draw:text-style-name="P9" draw:layer="layout" svg:width="1.3cm" svg:height="1.3cm" svg:x="14.103cm" svg:y="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0.722cm" svg:height="1.2cm" svg:x="14.381cm" svg:y="2.303cm">
          <draw:text-box>
            <text:p><text:span text:style-name="T3">4</text:span></text:p>
          </draw:text-box>
        </draw:frame>
        <draw:custom-shape draw:style-name="gr15" draw:text-style-name="P5" draw:layer="layout" svg:width="0.3cm" svg:height="1.5cm" svg:x="4.2cm" svg:y="25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8.4cm" svg:height="1.5cm" svg:x="4.2cm" svg:y="25.2cm">
          <text:p text:style-name="P1">Le contenu interne du site</text:p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8.2cm" svg:height="3.099cm" svg:x="4.8cm" svg:y="26.691cm">
          <draw:text-box>
            <text:p text:style-name="P10"><text:span text:style-name="T4">Faire en sorte que les pages ne renvoient aucune erreur généralement. Si le</text:span></text:p>
            <text:p text:style-name="P10"><text:span text:style-name="T4">contenu est bloqué mette des valeurs alternatives avec des images référencées</text:span></text:p>
            <text:p text:style-name="P10"><text:span text:style-name="T4">Éviter les cookies qui empêchent le robot de Google de parcourir</text:span></text:p>
            <text:p text:style-name="P10"><text:span text:style-name="T4">◦ </text:span><text:span text:style-name="T4">Faire un siteMap.xml de qualité</text:span></text:p>
            <text:p text:style-name="P10"><text:span text:style-name="T4">◦ </text:span><text:span text:style-name="T4">Créer un Robots.txt de qualité</text:span></text:p>
          </draw:text-box>
        </draw:frame>
        <draw:custom-shape draw:style-name="gr18" draw:text-style-name="P9" draw:layer="layout" svg:width="0.3cm" svg:height="1.5cm" svg:x="21.4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xml:id="id5" draw:id="id5" draw:layer="layout" svg:width="8.4cm" svg:height="1.5cm" svg:x="21.4cm" svg:y="1cm">
          <text:p text:style-name="P1">Keyword Ads Google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3cm" svg:height="1.5cm" svg:x="31.6cm" svg:y="1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xml:id="id7" draw:id="id7" draw:layer="layout" svg:width="8.4cm" svg:height="1.5cm" svg:x="31.6cm" svg:y="1.1cm">
          <text:p text:style-name="P1">Socials Ads ( SMA )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3cm" svg:height="1.5cm" svg:x="27cm" svg:y="3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xml:id="id6" draw:id="id6" draw:layer="layout" svg:width="8.4cm" svg:height="1.5cm" svg:x="27cm" svg:y="3.2cm">
          <text:p text:style-name="P1">Marketing Trending</text:p>
          <draw:enhanced-geometry svg:viewBox="0 0 21600 21600" draw:type="rectangle" draw:enhanced-path="M 0 0 L 21600 0 21600 21600 0 21600 0 0 Z N"/>
        </draw:custom-shape>
        <draw:connector draw:style-name="gr20" draw:text-style-name="P3" draw:layer="layout" draw:line-skew="0.792cm" svg:x1="18.646cm" svg:y1="1.352cm" svg:x2="21.4cm" svg:y2="1.75cm" draw:start-shape="id4" draw:start-glue-point="11" draw:end-shape="id5" draw:end-glue-point="3" svg:d="M18646 1352v-352h1713v750h1041" svg:viewBox="0 0 2755 751">
          <text:p/>
        </draw:connector>
        <draw:connector draw:style-name="gr20" draw:text-style-name="P3" draw:layer="layout" svg:x1="19.3cm" svg:y1="2.864cm" svg:x2="27cm" svg:y2="3.95cm" draw:start-shape="id4" draw:start-glue-point="10" draw:end-shape="id6" draw:end-glue-point="3" svg:d="M19300 2864h3859v1086h3841" svg:viewBox="0 0 7701 1087">
          <text:p/>
        </draw:connector>
        <draw:connector draw:style-name="gr20" draw:text-style-name="P3" draw:layer="layout" draw:line-skew="0cm 5.041cm" svg:x1="18.646cm" svg:y1="1.352cm" svg:x2="31.6cm" svg:y2="1.85cm" draw:start-shape="id4" draw:start-glue-point="11" draw:end-shape="id7" draw:end-glue-point="3" svg:d="M18646 1352v-1144h11854v1642h1100" svg:viewBox="0 0 12955 1643">
          <text:p/>
        </draw:connector>
        <draw:custom-shape draw:style-name="gr21" draw:text-style-name="P7" draw:layer="layout" svg:width="0.3cm" svg:height="1.5cm" svg:x="16.2cm" svg:y="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xml:id="id8" draw:id="id8" draw:layer="layout" svg:width="8.4cm" svg:height="1.5cm" svg:x="16.2cm" svg:y="9cm">
          <text:p text:style-name="P1">Présence Google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0.477cm" svg:height="0.571cm" svg:x="26.596cm" svg:y="7.8cm">
          <text:p/>
          <draw:enhanced-geometry svg:viewBox="0 0 21600 21600" draw:type="rectangle" draw:enhanced-path="M 0 0 L 21600 0 21600 21600 0 21600 0 0 Z N"/>
        </draw:custom-shape>
        <draw:line draw:style-name="gr24" draw:text-style-name="P13" xml:id="id9" draw:id="id9" draw:layer="layout" svg:x1="26.596cm" svg:y1="8.29cm" svg:x2="33.281cm" svg:y2="8.29cm">
          <text:p text:style-name="P12">SiteMap</text:p>
        </draw:line>
        <draw:frame draw:style-name="gr25" draw:text-style-name="P15" draw:layer="layout" svg:width="8.5cm" svg:height="1.433cm" svg:x="26.5cm" svg:y="8.534cm">
          <draw:text-box>
            <text:p text:style-name="P14"><text:span text:style-name="T5">◦ </text:span><text:span text:style-name="T5">Utilisation de Rel Alternate dans les plans de site pour les URL mobiles</text:span></text:p>
            <text:p text:style-name="P14"><text:span text:style-name="T5">◦ </text:span><text:span text:style-name="T5">Utilisez des sitemaps XML et des flux RSS/Atom</text:span></text:p>
          </draw:text-box>
        </draw:frame>
        <draw:connector draw:style-name="gr20" draw:text-style-name="P3" draw:layer="layout" svg:x1="10.8cm" svg:y1="10.564cm" svg:x2="16.2cm" svg:y2="9.75cm" draw:start-shape="id3" draw:start-glue-point="10" draw:end-shape="id8" draw:end-glue-point="3" svg:d="M10800 10564h2709v-814h2691" svg:viewBox="0 0 5401 815">
          <text:p/>
        </draw:connector>
        <draw:connector draw:style-name="gr20" draw:text-style-name="P3" draw:layer="layout" svg:x1="10.146cm" svg:y1="12.075cm" svg:x2="10.146cm" svg:y2="12.075cm" draw:start-shape="id3" draw:start-glue-point="9" draw:end-shape="id3" draw:end-glue-point="9" svg:d="M10146 12075z" svg:viewBox="0 0 1 1">
          <text:p/>
        </draw:connector>
        <draw:connector draw:style-name="gr20" draw:text-style-name="P3" draw:layer="layout" svg:x1="24.6cm" svg:y1="9.75cm" svg:x2="26.596cm" svg:y2="8.29cm" draw:start-shape="id8" draw:start-glue-point="1" draw:end-shape="id9" draw:end-glue-point="3" svg:d="M24600 9750h998v-1460h998" svg:viewBox="0 0 1997 1461">
          <text:p/>
        </draw:connector>
        <draw:custom-shape draw:style-name="gr23" draw:text-style-name="P7" draw:layer="layout" svg:width="0.477cm" svg:height="0.571cm" svg:x="26.596cm" svg:y="10.3cm">
          <text:p/>
          <draw:enhanced-geometry svg:viewBox="0 0 21600 21600" draw:type="rectangle" draw:enhanced-path="M 0 0 L 21600 0 21600 21600 0 21600 0 0 Z N"/>
        </draw:custom-shape>
        <draw:line draw:style-name="gr24" draw:text-style-name="P13" draw:layer="layout" svg:x1="26.596cm" svg:y1="10.79cm" svg:x2="33.281cm" svg:y2="10.79cm">
          <text:p text:style-name="P12"><text:span text:style-name="T6"><text:tab/></text:span><text:span text:style-name="T6">Google search console</text:span></text:p>
        </draw:line>
        <draw:frame draw:style-name="gr25" draw:text-style-name="P15" draw:layer="layout" svg:width="8.5cm" svg:height="1.366cm" svg:x="26.5cm" svg:y="11.034cm">
          <draw:text-box>
            <text:p text:style-name="P14"><text:span text:style-name="T5">Ajouter la propriété et le site avec https</text:span></text:p>
            <text:p text:style-name="P14"><text:span text:style-name="T5">Gérer toutes les erreurs répertorié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LT Std" svg:font-family="'Avenir LT Std'" style:font-pitch="variable"/>
    <style:font-face style:name="Kanit SemiBold" svg:font-family="'Kani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08T02:09:13.193260448</meta:creation-date>
    <dc:date>2022-09-08T03:44:25.657196099</dc:date>
    <meta:editing-duration>PT13M48S</meta:editing-duration>
    <meta:editing-cycles>2</meta:editing-cycles>
    <meta:generator>LibreOffice/6.0.7.3$Linux_X86_64 LibreOffice_project/00m0$Build-3</meta:generator>
    <meta:document-statistic meta:object-count="41"/>
  </office:meta>
</office:document-meta>
</file>